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riterio" table:style-name="ce1">
            <text:p>criterio</text:p>
          </table:table-cell>
          <table:table-cell office:value-type="string" office:value="altamente idóneo" table:style-name="ce1">
            <text:p>altamente idóneo</text:p>
          </table:table-cell>
          <table:table-cell office:value-type="string" office:value="moderadamente idóneo" table:style-name="ce1">
            <text:p>moderadamente idóneo</text:p>
          </table:table-cell>
          <table:table-cell office:value-type="string" office:value="marginalmente idóneo" table:style-name="ce1">
            <text:p>marginalmente idóneo</text:p>
          </table:table-cell>
          <table:table-cell office:value-type="string" office:value="no idóneo" table:style-name="ce1">
            <text:p>no idóneo</text:p>
          </table:table-cell>
        </table:table-row>
        <table:table-row>
          <table:table-cell office:value-type="string" office:value="distancia a accesos" table:style-name="ce1">
            <text:p>distancia a accesos</text:p>
          </table:table-cell>
          <table:table-cell office:value-type="string" office:value="(50,200]" table:style-name="ce1">
            <text:p>(50,200]</text:p>
          </table:table-cell>
          <table:table-cell office:value-type="string" office:value="(200,500]" table:style-name="ce1">
            <text:p>(200,500]</text:p>
          </table:table-cell>
          <table:table-cell office:value-type="string" office:value="(500,5e+03]" table:style-name="ce1">
            <text:p>(500,5e+03]</text:p>
          </table:table-cell>
          <table:table-cell office:value-type="string" office:value="[12.8,50] y (5e+03,3.28e+04]" table:style-name="ce1">
            <text:p>[12.8,50] y (5e+03,3.28e+04]</text:p>
          </table:table-cell>
        </table:table-row>
        <table:table-row>
          <table:table-cell office:value-type="string" office:value="estacionalidad térmica" table:style-name="ce1">
            <text:p>estacionalidad térmica</text:p>
          </table:table-cell>
          <table:table-cell office:value-type="string" office:value="(1.5,1.87]" table:style-name="ce1">
            <text:p>(1.5,1.87]</text:p>
          </table:table-cell>
          <table:table-cell office:value-type="string" office:value="(1.3,1.5]" table:style-name="ce1">
            <text:p>(1.3,1.5]</text:p>
          </table:table-cell>
          <table:table-cell office:value-type="string" office:value="(1.1,1.3]" table:style-name="ce1">
            <text:p>(1.1,1.3]</text:p>
          </table:table-cell>
          <table:table-cell office:value-type="string" office:value="[0.573,1.1]" table:style-name="ce1">
            <text:p>[0.573,1.1]</text:p>
          </table:table-cell>
        </table:table-row>
        <table:table-row>
          <table:table-cell office:value-type="string" office:value="estacionalidad pluviométrica" table:style-name="ce1">
            <text:p>estacionalidad pluviométrica</text:p>
          </table:table-cell>
          <table:table-cell office:value-type="string" office:value="(50,89.6]" table:style-name="ce1">
            <text:p>(50,89.6]</text:p>
          </table:table-cell>
          <table:table-cell office:value-type="string" office:value="(40,50]" table:style-name="ce1">
            <text:p>(40,50]</text:p>
          </table:table-cell>
          <table:table-cell office:value-type="string" office:value="(30,40]" table:style-name="ce1">
            <text:p>(30,40]</text:p>
          </table:table-cell>
          <table:table-cell office:value-type="string" office:value="[19.5,30]" table:style-name="ce1">
            <text:p>[19.5,30]</text:p>
          </table:table-cell>
        </table:table-row>
        <table:table-row>
          <table:table-cell office:value-type="string" office:value="heterogeneidad de hábitat" table:style-name="ce1">
            <text:p>heterogeneidad de hábitat</text:p>
          </table:table-cell>
          <table:table-cell office:value-type="string" office:value="[0,300]" table:style-name="ce1">
            <text:p>[0,300]</text:p>
          </table:table-cell>
          <table:table-cell office:value-type="string" office:value="(300,450]" table:style-name="ce1">
            <text:p>(300,450]</text:p>
          </table:table-cell>
          <table:table-cell office:value-type="string" office:value="(450,600]" table:style-name="ce1">
            <text:p>(450,600]</text:p>
          </table:table-cell>
          <table:table-cell office:value-type="string" office:value="(600,3.56e+03]" table:style-name="ce1">
            <text:p>(600,3.56e+03]</text:p>
          </table:table-cell>
        </table:table-row>
        <table:table-row>
          <table:table-cell office:value-type="string" office:value="distancia a cuerpos de agua" table:style-name="ce1">
            <text:p>distancia a cuerpos de agua</text:p>
          </table:table-cell>
          <table:table-cell office:value-type="string" office:value="(3e+03,2.64e+04]" table:style-name="ce1">
            <text:p>(3e+03,2.64e+04]</text:p>
          </table:table-cell>
          <table:table-cell office:value-type="string" office:value="(2e+03,3e+03]" table:style-name="ce1">
            <text:p>(2e+03,3e+03]</text:p>
          </table:table-cell>
          <table:table-cell office:value-type="string" office:value="(1e+03,2e+03]" table:style-name="ce1">
            <text:p>(1e+03,2e+03]</text:p>
          </table:table-cell>
          <table:table-cell office:value-type="string" office:value="[0,1e+03]" table:style-name="ce1">
            <text:p>[0,1e+03]</text:p>
          </table:table-cell>
        </table:table-row>
        <table:table-row>
          <table:table-cell office:value-type="string" office:value="pendiente" table:style-name="ce1">
            <text:p>pendiente</text:p>
          </table:table-cell>
          <table:table-cell office:value-type="string" office:value="[0,3]" table:style-name="ce1">
            <text:p>[0,3]</text:p>
          </table:table-cell>
          <table:table-cell office:value-type="string" office:value="(3,9]" table:style-name="ce1">
            <text:p>(3,9]</text:p>
          </table:table-cell>
          <table:table-cell office:value-type="string" office:value="(9,15]" table:style-name="ce1">
            <text:p>(9,15]</text:p>
          </table:table-cell>
          <table:table-cell office:value-type="string" office:value="(15,32.7]" table:style-name="ce1">
            <text:p>(15,32.7]</text:p>
          </table:table-cell>
        </table:table-row>
        <table:table-row>
          <table:table-cell office:value-type="string" office:value="horas de insolación" table:style-name="ce1">
            <text:p>horas de insolación</text:p>
          </table:table-cell>
          <table:table-cell office:value-type="string" office:value="(4.3e+03,4.48e+03]" table:style-name="ce1">
            <text:p>(4.3e+03,4.48e+03]</text:p>
          </table:table-cell>
          <table:table-cell office:value-type="string" office:value="(4.1e+03,4.3e+03]" table:style-name="ce1">
            <text:p>(4.1e+03,4.3e+03]</text:p>
          </table:table-cell>
          <table:table-cell office:value-type="string" office:value="(3.9e+03,4.1e+03]" table:style-name="ce1">
            <text:p>(3.9e+03,4.1e+03]</text:p>
          </table:table-cell>
          <table:table-cell office:value-type="string" office:value="[3.18e+03,3.9e+03]" table:style-name="ce1">
            <text:p>[3.18e+03,3.9e+03]</text:p>
          </table:table-cell>
        </table:table-row>
        <table:table-row>
          <table:table-cell office:value-type="string" office:value="elevación" table:style-name="ce1">
            <text:p>elevación</text:p>
          </table:table-cell>
          <table:table-cell office:value-type="string" office:value="(800,2.79e+03]" table:style-name="ce1">
            <text:p>(800,2.79e+03]</text:p>
          </table:table-cell>
          <table:table-cell office:value-type="string" office:value="(400,800]" table:style-name="ce1">
            <text:p>(400,800]</text:p>
          </table:table-cell>
          <table:table-cell office:value-type="string" office:value="(200,400]" table:style-name="ce1">
            <text:p>(200,400]</text:p>
          </table:table-cell>
          <table:table-cell office:value-type="string" office:value="[-42,200]" table:style-name="ce1">
            <text:p>[-42,200]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